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92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7cm" svg:stroke-color="#100f0d" draw:stroke-linejoin="miter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4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5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51cm" fo:min-width="17.9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4.7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5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5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7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82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solid" svg:stroke-width="0.026cm" svg:stroke-color="#100f0d" draw:stroke-linejoin="miter" svg:stroke-linecap="butt" draw:fill="none" fo:padding-top="0.013cm" fo:padding-bottom="0.013cm" fo:padding-left="0.013cm" fo:padding-right="0.013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1.8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3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4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7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7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19.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3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style:font-name="TimesNewRoman1" fo:font-size="10pt" style:text-underline-style="solid" style:text-underline-width="auto" style:text-underline-color="font-color" style:font-size-asian="10pt" style:font-name-complex="TimesNewRoman1" style:font-size-complex="10pt"/>
    </style:style>
    <style:style style:name="T4" style:family="text">
      <style:text-properties fo:color="#000000" style:font-name="TimesNewRomanPS1" fo:font-size="10pt" fo:font-style="italic" fo:font-weight="normal" style:font-size-asian="10pt" style:font-style-asian="italic" style:font-weight-asian="normal" style:font-name-complex="TimesNewRomanPS1" style:font-size-complex="10pt" style:font-style-complex="italic" style:font-weight-complex="normal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000000" style:font-name="TimesNewRomanPS1" fo:font-size="12pt" style:text-underline-style="none" fo:font-weight="normal" style:font-size-asian="12pt" style:font-weight-asian="normal" style:font-name-complex="TimesNewRomanPS1" style:font-size-complex="12pt" style:font-weight-complex="normal"/>
    </style:style>
    <style:style style:name="T8" style:family="text">
      <style:text-properties fo:color="#000000" style:font-name="TimesNewRomanPS1" fo:font-size="12pt" style:text-underline-style="none" fo:font-weight="bold" style:font-size-asian="12pt" style:font-weight-asian="bold" style:font-name-complex="TimesNewRomanPS1" style:font-size-complex="12pt" style:font-weight-complex="bold"/>
    </style:style>
    <style:style style:name="T9" style:family="text">
      <style:text-properties fo:color="#000000" style:font-name="TimesNewRoman1" fo:font-size="12pt" style:font-size-asian="15pt" style:font-name-complex="TimesNewRoman1" style:font-size-complex="15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000000" style:font-name="TimesNewRoman1" fo:font-size="12pt" style:text-underline-style="none" style:font-size-asian="15pt" style:font-name-complex="TimesNewRoman1" style:font-size-complex="15pt"/>
    </style:style>
    <style:style style:name="T12" style:family="text">
      <style:text-properties fo:color="#000000" style:font-name="TimesNewRoman1" fo:font-size="10pt" style:text-underline-style="none" style:font-size-asian="10pt" style:font-name-complex="TimesNewRoman1" style:font-size-complex="10pt"/>
    </style:style>
    <style:style style:name="T13" style:family="text">
      <style:text-properties fo:color="#000000" style:font-name="TimesNewRoman1" fo:font-size="9pt" style:font-size-asian="9pt" style:font-name-complex="TimesNewRoman1" style:font-size-complex="9pt"/>
    </style:style>
    <style:style style:name="T14" style:family="text">
      <style:text-properties fo:color="#000000" style:font-name="TimesNewRoman1" fo:font-size="8pt" style:font-size-asian="8pt" style:font-name-complex="TimesNewRoman1" style:font-size-complex="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7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18" style:family="text">
      <style:text-properties fo:color="#000000" style:font-name="TimesNewRoman1" fo:font-size="12pt" style:text-underline-style="solid" style:text-underline-width="auto" style:text-underline-color="font-color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.669cm" svg:y="8.1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.994cm" svg:height="0.412cm" svg:x="1.7cm" svg:y="8.1cm">
          <draw:text-box draw:corner-radius="0.2cm">
            <text:p text:style-name="P1"><text:span text:style-name="T2">1. <text:s/>Тема:</text:span></text:p>
          </draw:text-box>
        </draw:frame>
        <draw:frame draw:style-name="gr3" draw:text-style-name="P2" draw:layer="layout" svg:width="15.924cm" svg:height="0.39cm" svg:x="3.197cm" svg:y="8.121cm">
          <draw:text-box>
            <text:p text:style-name="P1"><text:span text:style-name="T1"><text:s text:c="6"/></text:span><text:span text:style-name="T3"><text:s text:c="40"/></text:span><text:span text:style-name="T3">Программирование машин Тьюринга <text:s text:c="68"/></text:span></text:p>
          </draw:text-box>
        </draw:frame>
        <draw:frame draw:style-name="gr4" draw:text-style-name="P2" draw:layer="layout" svg:width="17.871cm" svg:height="0.39cm" svg:x="1.669cm" svg:y="8.526cm">
          <draw:text-box>
            <text:p text:style-name="P1"><text:span text:style-name="T1"><text:s text:c="7"/></text:span><text:span text:style-name="T3"><text:s text:c="189"/></text:span></text:p>
          </draw:text-box>
        </draw:frame>
        <draw:frame draw:style-name="gr5" draw:text-style-name="P2" draw:layer="layout" svg:width="3.672cm" svg:height="0.412cm" svg:x="1.669cm" svg:y="9.325cm">
          <draw:text-box>
            <text:p text:style-name="P1"><text:span text:style-name="T2">2. <text:s/>Цель работы:</text:span></text:p>
          </draw:text-box>
        </draw:frame>
        <draw:frame draw:style-name="gr6" draw:text-style-name="P2" draw:layer="layout" svg:width="15.026cm" svg:height="0.39cm" svg:x="4.473cm" svg:y="9.338cm">
          <draw:text-box>
            <text:p text:style-name="P1"><text:span text:style-name="T1"><text:s text:c="11"/></text:span><text:span text:style-name="T3"><text:s text:c="2"/></text:span><text:span text:style-name="T3">научиться составлять алгоритмические программы на машине Тьюринга <text:s text:c="28"/></text:span></text:p>
          </draw:text-box>
        </draw:frame>
        <draw:frame draw:style-name="gr4" draw:text-style-name="P2" draw:layer="layout" svg:width="17.871cm" svg:height="0.39cm" svg:x="1.669cm" svg:y="9.744cm">
          <draw:text-box>
            <text:p text:style-name="P1"><text:span text:style-name="T1"><text:s text:c="7"/></text:span><text:span text:style-name="T3"><text:s text:c="190"/></text:span></text:p>
          </draw:text-box>
        </draw:frame>
        <draw:frame draw:style-name="gr4" draw:text-style-name="P2" draw:layer="layout" svg:width="17.871cm" svg:height="0.39cm" svg:x="1.7cm" svg:y="10.1cm">
          <draw:text-box>
            <text:p text:style-name="P1"><text:span text:style-name="T1"><text:s text:c="7"/></text:span><text:span text:style-name="T1">_______________________________________________________________________________________________</text:span></text:p>
          </draw:text-box>
        </draw:frame>
        <draw:frame draw:style-name="gr4" draw:text-style-name="P2" draw:layer="layout" svg:width="17.871cm" svg:height="0.39cm" svg:x="1.669cm" svg:y="10.555cm">
          <draw:text-box>
            <text:p text:style-name="P1"><text:span text:style-name="T1"><text:s text:c="7"/></text:span><text:span text:style-name="T1">_______________________________________________________________________________________________ </text:span></text:p>
          </draw:text-box>
        </draw:frame>
        <draw:frame draw:style-name="gr7" draw:text-style-name="P2" draw:layer="layout" svg:width="5.679cm" svg:height="0.412cm" svg:x="1.669cm" svg:y="11.353cm">
          <draw:text-box>
            <text:p text:style-name="P1"><text:span text:style-name="T2">3. <text:s/>Задание <text:s/></text:span><text:span text:style-name="T4">(вариант № 29):</text:span></text:p>
          </draw:text-box>
        </draw:frame>
        <draw:frame draw:style-name="gr8" draw:text-style-name="P2" draw:layer="layout" svg:width="13.248cm" svg:height="0.39cm" svg:x="7.252cm" svg:y="11.366cm">
          <draw:text-box>
            <text:p text:style-name="P1"><text:span text:style-name="T1"><text:s/></text:span><text:span text:style-name="T3"><text:s text:c="2"/></text:span><text:span text:style-name="T3">Двоичное сложение двоичного и четверичного числа <text:s text:c="40"/></text:span></text:p>
          </draw:text-box>
        </draw:frame>
        <draw:frame draw:style-name="gr9" draw:text-style-name="P2" draw:layer="layout" svg:width="17.96cm" svg:height="0.39cm" svg:x="1.669cm" svg:y="11.772cm">
          <draw:text-box>
            <text:p text:style-name="P1"><text:span text:style-name="T1"><text:s text:c="8"/></text:span><text:span text:style-name="T3"><text:s text:c="189"/></text:span></text:p>
          </draw:text-box>
        </draw:frame>
        <draw:frame draw:style-name="gr9" draw:text-style-name="P2" draw:layer="layout" svg:width="17.96cm" svg:height="0.39cm" svg:x="1.669cm" svg:y="12.178cm">
          <draw:text-box>
            <text:p text:style-name="P1"><text:span text:style-name="T1"><text:s text:c="8"/></text:span><text:span text:style-name="T3"><text:s text:c="189"/></text:span></text:p>
          </draw:text-box>
        </draw:frame>
        <draw:frame draw:style-name="gr9" draw:text-style-name="P2" draw:layer="layout" svg:width="17.96cm" svg:height="0.39cm" svg:x="1.669cm" svg:y="12.583cm">
          <draw:text-box>
            <text:p text:style-name="P1"><text:span text:style-name="T1"><text:s text:c="8"/></text:span><text:span text:style-name="T3"><text:s text:c="189"/></text:span></text:p>
          </draw:text-box>
        </draw:frame>
        <draw:frame draw:style-name="gr9" draw:text-style-name="P2" draw:layer="layout" svg:width="17.96cm" svg:height="0.39cm" svg:x="1.669cm" svg:y="12.989cm">
          <draw:text-box>
            <text:p text:style-name="P1"><text:span text:style-name="T1"><text:s text:c="8"/></text:span><text:span text:style-name="T1">___________________________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13.395cm">
          <draw:text-box>
            <text:p text:style-name="P1"><text:span text:style-name="T1"><text:s text:c="8"/></text:span><text:span text:style-name="T1">_______________________________________________________________________________________________</text:span></text:p>
          </draw:text-box>
        </draw:frame>
        <draw:frame draw:style-name="gr10" draw:text-style-name="P2" draw:layer="layout" svg:width="7.225cm" svg:height="0.412cm" svg:x="1.669cm" svg:y="14.193cm">
          <draw:text-box>
            <text:p text:style-name="P1"><text:span text:style-name="T2">4. <text:s/>Оборудование </text:span><text:span text:style-name="T4">(лабораторное):</text:span><text:span text:style-name="T2"> </text:span></text:p>
          </draw:text-box>
        </draw:frame>
        <draw:frame draw:style-name="gr11" draw:text-style-name="P2" draw:layer="layout" svg:width="17.985cm" svg:height="0.39cm" svg:x="1.669cm" svg:y="14.612cm">
          <draw:text-box>
            <text:p text:style-name="P1"><text:span text:style-name="T1"><text:s text:c="8"/></text:span><text:span text:style-name="T1">ЭВМ ______________, процессор _____________, имя узла сети __________________ с <text:s text:c="2"/>ОП ______________ Мб,</text:span></text:p>
          </draw:text-box>
        </draw:frame>
        <draw:frame draw:style-name="gr12" draw:text-style-name="P2" draw:layer="layout" svg:width="17.875cm" svg:height="0.39cm" svg:x="1.669cm" svg:y="15.018cm">
          <draw:text-box>
            <text:p text:style-name="P1"><text:span text:style-name="T1"><text:s text:c="8"/></text:span><text:span text:style-name="T1">НМД __________ Мб. <text:s/>Терминал __________ адрес __________________. Принтер <text:s/>_________________________</text:span></text:p>
          </draw:text-box>
        </draw:frame>
        <draw:frame draw:style-name="gr13" draw:text-style-name="P2" draw:layer="layout" svg:width="17.947cm" svg:height="0.39cm" svg:x="1.669cm" svg:y="15.423cm">
          <draw:text-box>
            <text:p text:style-name="P1"><text:span text:style-name="T1"><text:s text:c="8"/></text:span><text:span text:style-name="T1">Другие устройства <text:s/>____________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15.829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14" draw:text-style-name="P2" draw:layer="layout" svg:width="10.84cm" svg:height="0.412cm" svg:x="1.669cm" svg:y="16.627cm">
          <draw:text-box>
            <text:p text:style-name="P1"><text:span text:style-name="T5"><text:s text:c="8"/></text:span><text:span text:style-name="T5">Оборудование ПЭВМ студента, если использовалось:</text:span></text:p>
          </draw:text-box>
        </draw:frame>
        <draw:frame draw:style-name="gr15" draw:text-style-name="P2" draw:layer="layout" svg:width="17.896cm" svg:height="0.39cm" svg:x="1.569cm" svg:y="17.046cm">
          <draw:text-box>
            <text:p text:style-name="P1"><text:span text:style-name="T1"><text:s text:c="8"/></text:span><text:span text:style-name="T1">Процессор </text:span><text:span text:style-name="T3"><text:s text:c="45"/></text:span><text:span text:style-name="T1"><text:s text:c="2"/>с ОП ______ Мб, НМД _____ Мб. <text:s/>Монитор </text:span><text:span text:style-name="T3">________________________</text:span></text:p>
          </draw:text-box>
        </draw:frame>
        <draw:frame draw:style-name="gr13" draw:text-style-name="P2" draw:layer="layout" svg:width="17.947cm" svg:height="0.39cm" svg:x="1.669cm" svg:y="17.452cm">
          <draw:text-box>
            <text:p text:style-name="P1"><text:span text:style-name="T1"><text:s text:c="8"/></text:span><text:span text:style-name="T1">Другие устройства </text:span><text:span text:style-name="T3"><text:s text:c="156"/></text:span></text:p>
          </draw:text-box>
        </draw:frame>
        <draw:frame draw:style-name="gr9" draw:text-style-name="P2" draw:layer="layout" svg:width="17.96cm" svg:height="0.39cm" svg:x="1.669cm" svg:y="17.857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16" draw:text-style-name="P2" draw:layer="layout" svg:width="9.946cm" svg:height="0.412cm" svg:x="1.669cm" svg:y="18.656cm">
          <draw:text-box>
            <text:p text:style-name="P1"><text:span text:style-name="T2">5. <text:s/>Программное обеспечение (лабораторное):</text:span></text:p>
          </draw:text-box>
        </draw:frame>
        <draw:frame draw:style-name="gr17" draw:text-style-name="P2" draw:layer="layout" svg:width="0.984cm" svg:height="0.412cm" svg:x="1.669cm" svg:y="19.061cm">
          <draw:text-box>
            <text:p text:style-name="P1"><text:span text:style-name="T2"><text:s text:c="8"/></text:span></text:p>
          </draw:text-box>
        </draw:frame>
        <draw:frame draw:style-name="gr18" draw:text-style-name="P2" draw:layer="layout" svg:width="17.16cm" svg:height="0.39cm" svg:x="2.375cm" svg:y="19.074cm">
          <draw:text-box>
            <text:p text:style-name="P1"><text:span text:style-name="T1">Операционная система семейства ___________, наименование _______________________ <text:s/>версия _____________</text:span></text:p>
          </draw:text-box>
        </draw:frame>
        <draw:frame draw:style-name="gr19" draw:text-style-name="P2" draw:layer="layout" svg:width="10.429cm" svg:height="0.39cm" svg:x="1.669cm" svg:y="19.48cm">
          <draw:text-box>
            <text:p text:style-name="P1"><text:span text:style-name="T1"><text:s text:c="8"/></text:span><text:span text:style-name="T1">интерпретатор <text:s/>команд ________________ версия ____________</text:span></text:p>
          </draw:text-box>
        </draw:frame>
        <draw:frame draw:style-name="gr20" draw:text-style-name="P2" draw:layer="layout" svg:width="17.938cm" svg:height="0.39cm" svg:x="1.669cm" svg:y="19.886cm">
          <draw:text-box>
            <text:p text:style-name="P1"><text:span text:style-name="T1"><text:s text:c="8"/></text:span><text:span text:style-name="T1">Система программирования __________________________________________________ версия ________________</text:span></text:p>
          </draw:text-box>
        </draw:frame>
        <draw:frame draw:style-name="gr21" draw:text-style-name="P2" draw:layer="layout" svg:width="17.989cm" svg:height="0.39cm" svg:x="1.669cm" svg:y="20.292cm">
          <draw:text-box>
            <text:p text:style-name="P1"><text:span text:style-name="T1"><text:s text:c="8"/></text:span><text:span text:style-name="T1">Редактор текстов <text:s/>__________________________________________________________ версия _________________</text:span></text:p>
          </draw:text-box>
        </draw:frame>
        <draw:frame draw:style-name="gr22" draw:text-style-name="P2" draw:layer="layout" svg:width="17.909cm" svg:height="0.39cm" svg:x="1.669cm" svg:y="20.697cm">
          <draw:text-box>
            <text:p text:style-name="P1"><text:span text:style-name="T1"><text:s text:c="8"/></text:span><text:span text:style-name="T1">Утилиты операционной системы <text:s/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1.103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3" draw:text-style-name="P2" draw:layer="layout" svg:width="17.93cm" svg:height="0.39cm" svg:x="1.669cm" svg:y="21.509cm">
          <draw:text-box>
            <text:p text:style-name="P1"><text:span text:style-name="T1"><text:s text:c="8"/></text:span><text:span text:style-name="T1">Прикладные системы и программы <text:s/>__________________________________________________________________</text:span></text:p>
          </draw:text-box>
        </draw:frame>
        <draw:frame draw:style-name="gr24" draw:text-style-name="P2" draw:layer="layout" svg:width="17.858cm" svg:height="0.39cm" svg:x="1.669cm" svg:y="21.914cm">
          <draw:text-box>
            <text:p text:style-name="P1"><text:span text:style-name="T1"><text:s text:c="8"/></text:span><text:span text:style-name="T1">Местонахождение и имена файлов программ и данных__________________________________________________</text:span></text:p>
          </draw:text-box>
        </draw:frame>
        <draw:frame draw:style-name="gr9" draw:text-style-name="P2" draw:layer="layout" svg:width="17.96cm" svg:height="0.39cm" svg:x="1.669cm" svg:y="22.32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5" draw:text-style-name="P2" draw:layer="layout" svg:width="0.713cm" svg:height="0.39cm" svg:x="1.669cm" svg:y="23.131cm">
          <draw:text-box>
            <text:p text:style-name="P1"><text:span text:style-name="T1"><text:s text:c="8"/></text:span></text:p>
          </draw:text-box>
        </draw:frame>
        <draw:frame draw:style-name="gr26" draw:text-style-name="P2" draw:layer="layout" svg:width="12.02cm" svg:height="0.412cm" svg:x="2.375cm" svg:y="23.118cm">
          <draw:text-box>
            <text:p text:style-name="P1"><text:span text:style-name="T5">Программное обеспечение ЭВМ студента, если использовалось:</text:span></text:p>
          </draw:text-box>
        </draw:frame>
        <draw:frame draw:style-name="gr27" draw:text-style-name="P2" draw:layer="layout" svg:width="0.883cm" svg:height="0.412cm" svg:x="1.669cm" svg:y="23.524cm">
          <draw:text-box>
            <text:p text:style-name="P1"><text:span text:style-name="T5"><text:s text:c="8"/></text:span></text:p>
          </draw:text-box>
        </draw:frame>
        <draw:frame draw:style-name="gr28" draw:text-style-name="P2" draw:layer="layout" svg:width="17.65cm" svg:height="0.39cm" svg:x="2.375cm" svg:y="23.537cm">
          <draw:text-box>
            <text:p text:style-name="P1"><text:span text:style-name="T1">Операционная система семейства _______, наименование __________________ версия _____________________</text:span></text:p>
          </draw:text-box>
        </draw:frame>
        <draw:frame draw:style-name="gr29" draw:text-style-name="P2" draw:layer="layout" svg:width="11.788cm" svg:height="0.39cm" svg:x="1.669cm" svg:y="23.943cm">
          <draw:text-box>
            <text:p text:style-name="P1"><text:span text:style-name="T1"><text:s text:c="8"/></text:span><text:span text:style-name="T1">интерпретатор команд </text:span><text:span text:style-name="T3">___________________</text:span><text:span text:style-name="T1"> версия </text:span><text:span text:style-name="T3">_____________</text:span><text:span text:style-name="T1">.</text:span></text:p>
          </draw:text-box>
        </draw:frame>
        <draw:frame draw:style-name="gr20" draw:text-style-name="P2" draw:layer="layout" svg:width="17.938cm" svg:height="0.39cm" svg:x="1.669cm" svg:y="24.349cm">
          <draw:text-box>
            <text:p text:style-name="P1"><text:span text:style-name="T1"><text:s text:c="8"/></text:span><text:span text:style-name="T1">Система программирования <text:s/>______________________________________________версия _______________</text:span></text:p>
          </draw:text-box>
        </draw:frame>
        <draw:frame draw:style-name="gr21" draw:text-style-name="P2" draw:layer="layout" svg:width="17.989cm" svg:height="0.39cm" svg:x="1.669cm" svg:y="24.754cm">
          <draw:text-box>
            <text:p text:style-name="P1"><text:span text:style-name="T1"><text:s text:c="8"/></text:span><text:span text:style-name="T1">Редактор текстов <text:s/></text:span><text:span text:style-name="T3">_________________________________________________________</text:span><text:span text:style-name="T1"> версия _______________</text:span></text:p>
          </draw:text-box>
        </draw:frame>
        <draw:frame draw:style-name="gr22" draw:text-style-name="P2" draw:layer="layout" svg:width="17.909cm" svg:height="0.39cm" svg:x="1.669cm" svg:y="25.16cm">
          <draw:text-box>
            <text:p text:style-name="P1"><text:span text:style-name="T1"><text:s text:c="8"/></text:span><text:span text:style-name="T1">Утилиты операционной системы <text:s/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5.566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3" draw:text-style-name="P2" draw:layer="layout" svg:width="17.93cm" svg:height="0.39cm" svg:x="1.669cm" svg:y="25.971cm">
          <draw:text-box>
            <text:p text:style-name="P1"><text:span text:style-name="T1"><text:s text:c="8"/></text:span><text:span text:style-name="T1">Прикладные системы и программы <text:s/>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6.377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30" draw:text-style-name="P2" draw:layer="layout" svg:width="17.866cm" svg:height="0.39cm" svg:x="1.669cm" svg:y="26.783cm">
          <draw:text-box>
            <text:p text:style-name="P1"><text:span text:style-name="T1"><text:s text:c="8"/></text:span><text:span text:style-name="T1">Местонахождение и имена файлов программ и данных на домашнем компьютере ___________________________</text:span></text:p>
          </draw:text-box>
        </draw:frame>
        <draw:frame draw:style-name="gr9" draw:text-style-name="P2" draw:layer="layout" svg:width="17.96cm" svg:height="0.39cm" svg:x="1.669cm" svg:y="27.188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31" draw:text-style-name="P3" draw:layer="layout" svg:width="10.488cm" svg:height="0.505cm" svg:x="4.122cm" svg:y="1.523cm">
          <draw:text-box>
            <text:p text:style-name="P1"><text:span text:style-name="T6">Отчет по лабораторной работе №</text:span><text:span text:style-name="T7"> </text:span><text:span text:style-name="T8">5</text:span></text:p>
          </draw:text-box>
        </draw:frame>
        <draw:frame draw:style-name="gr32" draw:text-style-name="P4" draw:layer="layout" svg:width="6.424cm" svg:height="0.505cm" svg:x="13cm" svg:y="1.5cm">
          <draw:text-box>
            <text:p text:style-name="P1"><text:span text:style-name="T9">по</text:span><text:span text:style-name="T10"> кур</text:span><text:span text:style-name="T9">су</text:span><text:span text:style-name="T11"> Вычислительные системы</text:span></text:p>
          </draw:text-box>
        </draw:frame>
        <draw:frame draw:style-name="gr33" draw:text-style-name="P2" draw:layer="layout" svg:width="12.034cm" svg:height="0.39cm" svg:x="6.847cm" svg:y="2.475cm">
          <draw:text-box>
            <text:p text:style-name="P1"><text:span text:style-name="T1">Студент группы <text:s/></text:span><text:span text:style-name="T3">М8О-106Б-21</text:span><text:span text:style-name="T12"> </text:span><text:span text:style-name="T3">Мезенин Олег Александрович</text:span><text:span text:style-name="T1">, <text:s/>№ по списку <text:s/></text:span><text:span text:style-name="T3">11</text:span></text:p>
          </draw:text-box>
        </draw:frame>
        <draw:frame draw:style-name="gr34" draw:text-style-name="P2" draw:layer="layout" svg:width="10.708cm" svg:height="0.39cm" svg:x="6.91cm" svg:y="3.278cm">
          <draw:text-box>
            <text:p text:style-name="P1"><text:span text:style-name="T1">Контакты www, e-mail, icq, skype</text:span><text:span text:style-name="T3"> <text:s text:c="7"/></text:span><text:span text:style-name="T3"><text:a xlink:href="mailto:Jktu332@yandex.ru" xlink:type="simple">Jktu332@yandex.ru</text:a></text:span><text:span text:style-name="T3"><text:s text:c="8"/></text:span></text:p>
          </draw:text-box>
        </draw:frame>
        <draw:frame draw:style-name="gr35" draw:text-style-name="P2" draw:layer="layout" svg:width="7.33cm" svg:height="0.39cm" svg:x="10.114cm" svg:y="4.087cm">
          <draw:text-box>
            <text:p text:style-name="P1"><text:span text:style-name="T1">Работа выполнена: « 5 » </text:span><text:span text:style-name="T3">октября </text:span><text:span text:style-name="T12">202</text:span><text:span text:style-name="T3">1</text:span><text:span text:style-name="T1">г.</text:span></text:p>
          </draw:text-box>
        </draw:frame>
        <draw:frame draw:style-name="gr36" draw:text-style-name="P2" draw:layer="layout" svg:width="8.981cm" svg:height="0.39cm" svg:x="10.119cm" svg:y="4.898cm">
          <draw:text-box>
            <text:p text:style-name="P1"><text:span text:style-name="T1">Преподаватель: </text:span><text:span text:style-name="T3"><text:s text:c="2"/>ст. преп. <text:s/></text:span><text:span text:style-name="T12">каф. 806</text:span><text:span text:style-name="T3"> <text:s text:c="2"/>Дубинин А.В. <text:s text:c="2"/></text:span></text:p>
          </draw:text-box>
        </draw:frame>
        <draw:frame draw:style-name="gr37" draw:text-style-name="P2" draw:layer="layout" svg:width="9.044cm" svg:height="0.39cm" svg:x="10.118cm" svg:y="5.72cm">
          <draw:text-box>
            <text:p text:style-name="P1"><text:span text:style-name="T1">Входной контроль знаний с оценкой <text:s/></text:span><text:span text:style-name="T3"><text:s text:c="37"/></text:span></text:p>
          </draw:text-box>
        </draw:frame>
        <draw:frame draw:style-name="gr38" draw:text-style-name="P2" draw:layer="layout" svg:width="9.049cm" svg:height="0.39cm" svg:x="10.118cm" svg:y="6.509cm">
          <draw:text-box>
            <text:p text:style-name="P1"><text:span text:style-name="T1">Отчет сдан « <text:s text:c="5"/>» _________202 __ <text:s/>г., <text:s/>итоговая оценка ___</text:span></text:p>
          </draw:text-box>
        </draw:frame>
        <draw:polygon draw:style-name="gr39" draw:text-style-name="P5" draw:layer="layout" svg:width="1.753cm" svg:height="2.1cm" svg:x="2.048cm" svg:y="1.481cm" svg:viewBox="0 0 1754 2101" draw:points="1754,2101 0,2101 0,0 1754,0">
          <text:p/>
        </draw:polygon>
        <draw:frame draw:style-name="gr40" draw:text-style-name="P2" draw:layer="layout" svg:width="6.153cm" svg:height="0.39cm" svg:x="13.011cm" svg:y="7.327cm">
          <draw:text-box>
            <text:p text:style-name="P1"><text:span text:style-name="T1">Подпись преподавателя ______________</text:span></text:p>
          </draw:text-box>
        </draw:frame>
      </draw:page>
      <draw:page draw:name="page2" draw:style-name="dp1" draw:master-page-name="master-page28">
        <draw:frame draw:style-name="gr41" draw:text-style-name="P6" draw:layer="layout" svg:width="5.709cm" svg:height="0.412cm" svg:x="1.764cm" svg:y="1.505cm">
          <draw:text-box>
            <text:p text:style-name="P1"><text:span text:style-name="T2">6</text:span><text:span text:style-name="T2">.</text:span><text:span text:style-name="T2"> </text:span><text:span text:style-name="T2">И</text:span><text:span text:style-name="T2">д</text:span><text:span text:style-name="T2">е</text:span><text:span text:style-name="T2">я</text:span><text:span text:style-name="T2">,</text:span><text:span text:style-name="T2"> </text:span><text:span text:style-name="T2">м</text:span><text:span text:style-name="T2">е</text:span><text:span text:style-name="T2">т</text:span><text:span text:style-name="T2">о</text:span><text:span text:style-name="T2">д</text:span><text:span text:style-name="T2">,</text:span><text:span text:style-name="T2"> </text:span><text:span text:style-name="T2">а</text:span><text:span text:style-name="T2">л</text:span><text:span text:style-name="T2">г</text:span><text:span text:style-name="T2">о</text:span><text:span text:style-name="T2">р</text:span><text:span text:style-name="T2">и</text:span><text:span text:style-name="T2">т</text:span><text:span text:style-name="T2">м</text:span><text:span text:style-name="T2"> </text:span></text:p>
          </draw:text-box>
        </draw:frame>
        <draw:frame draw:style-name="gr1" draw:text-style-name="P6" draw:layer="layout" svg:width="0.352cm" svg:height="0.39cm" svg:x="6.051cm" svg:y="1.518cm">
          <draw:text-box>
            <text:p text:style-name="P1"><text:span text:style-name="T1"><text:s/></text:span></text:p>
          </draw:text-box>
        </draw:frame>
        <draw:frame draw:style-name="gr42" draw:text-style-name="P7" draw:layer="layout" svg:width="13.468cm" svg:height="0.353cm" svg:x="6.139cm" svg:y="1.55cm">
          <draw:text-box>
            <text:p text:style-name="P1"><text:span text:style-name="T13"><text:s text:c="13"/></text:span><text:span text:style-name="T14">решения задачи (в формах: словесной, псевдокода, графической [блок-схема, диаграмма, рисунок, </text:span></text:p>
          </draw:text-box>
        </draw:frame>
        <draw:frame draw:style-name="gr43" draw:text-style-name="P8" draw:layer="layout" svg:width="9.184cm" svg:height="0.353cm" svg:x="1.764cm" svg:y="1.832cm">
          <draw:text-box>
            <text:p text:style-name="P1"><text:span text:style-name="T14">таблица] <text:s/>или </text:span><text:span text:style-name="T14">формальные </text:span><text:span text:style-name="T14">спецификации с </text:span><text:span text:style-name="T14">пред- и </text:span><text:span text:style-name="T14">постусловиями)</text:span></text:p>
          </draw:text-box>
        </draw:frame>
        <draw:frame draw:style-name="gr44" draw:text-style-name="P6" draw:layer="layout" svg:width="7.186cm" svg:height="0.412cm" svg:x="1.764cm" svg:y="12.794cm">
          <draw:text-box>
            <text:p text:style-name="P1"><text:span text:style-name="T2">7. Сценарий выполнения работы </text:span></text:p>
          </draw:text-box>
        </draw:frame>
        <draw:frame draw:style-name="gr45" draw:text-style-name="P8" draw:layer="layout" svg:width="12.571cm" svg:height="0.353cm" svg:x="7.404cm" svg:y="12.839cm">
          <draw:text-box>
            <text:p text:style-name="P1"><text:span text:style-name="T14"><text:s text:c="15"/></text:span><text:span text:style-name="T14">[план </text:span><text:span text:style-name="T14">работы, </text:span><text:span text:style-name="T14">первоначальный </text:span><text:span text:style-name="T14">текст программы </text:span><text:span text:style-name="T14">в черновике </text:span><text:span text:style-name="T14">(можно на </text:span><text:span text:style-name="T14">отдельном листе) </text:span><text:span text:style-name="T14">и </text:span></text:p>
          </draw:text-box>
        </draw:frame>
        <draw:frame draw:style-name="gr46" draw:text-style-name="P8" draw:layer="layout" svg:width="5.937cm" svg:height="0.353cm" svg:x="1.764cm" svg:y="13.121cm">
          <draw:text-box>
            <text:p text:style-name="P1"><text:span text:style-name="T14">тесты либо </text:span><text:span text:style-name="T14">соображения по </text:span><text:span text:style-name="T14">тестированию].</text:span></text:p>
          </draw:text-box>
        </draw:frame>
        <draw:frame draw:style-name="gr47" draw:text-style-name="P6" draw:layer="layout" svg:width="14.002cm" svg:height="0.412cm" svg:x="1.764cm" svg:y="26.059cm">
          <draw:text-box>
            <text:p text:style-name="P1"><text:span text:style-name="T5">Пункты 1-7 отчета составляются строго до начала лабораторной работы.</text:span></text:p>
          </draw:text-box>
        </draw:frame>
        <draw:frame draw:style-name="gr48" draw:text-style-name="P6" draw:layer="layout" svg:width="0.352cm" svg:height="0.412cm" svg:x="1.76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3.03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4.30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5.57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15.123cm" svg:height="0.412cm" svg:x="5.8cm" svg:y="26.905cm">
          <draw:text-box>
            <text:p text:style-name="P1"><text:span text:style-name="T5">Допущен к выполнению работы. </text:span><text:span text:style-name="T2"><text:s/>Подпись преподавателя ________________</text:span></text:p>
          </draw:text-box>
        </draw:frame>
        <draw:frame draw:style-name="gr50" draw:text-style-name="P9" draw:layer="layout" svg:width="17.934cm" svg:height="7.051cm" svg:x="1.9cm" svg:y="13.8cm">
          <draw:text-box>
            <text:p><text:span text:style-name="T15">1</text:span><text:span text:style-name="T15">)</text:span><text:span text:style-name="T15"> </text:span><text:span text:style-name="T15">П</text:span><text:span text:style-name="T15">р</text:span><text:span text:style-name="T15">и</text:span><text:span text:style-name="T15">д</text:span><text:span text:style-name="T15">у</text:span><text:span text:style-name="T15">м</text:span><text:span text:style-name="T15">а</text:span><text:span text:style-name="T15">т</text:span><text:span text:style-name="T15">ь</text:span><text:span text:style-name="T15"> </text:span><text:span text:style-name="T15">а</text:span><text:span text:style-name="T15">л</text:span><text:span text:style-name="T15">г</text:span><text:span text:style-name="T15">о</text:span><text:span text:style-name="T15">р</text:span><text:span text:style-name="T15">и</text:span><text:span text:style-name="T15">т</text:span><text:span text:style-name="T15">м</text:span><text:span text:style-name="T15"> </text:span><text:span text:style-name="T15">д</text:span><text:span text:style-name="T15">л</text:span><text:span text:style-name="T15">я</text:span><text:span text:style-name="T15"> </text:span><text:span text:style-name="T15">р</text:span><text:span text:style-name="T15">е</text:span><text:span text:style-name="T15">ш</text:span><text:span text:style-name="T15">е</text:span><text:span text:style-name="T15">н</text:span><text:span text:style-name="T15">и</text:span><text:span text:style-name="T15">я</text:span><text:span text:style-name="T15"> </text:span><text:span text:style-name="T15">з</text:span><text:span text:style-name="T15">а</text:span><text:span text:style-name="T15">д</text:span><text:span text:style-name="T15">а</text:span><text:span text:style-name="T15">ч</text:span><text:span text:style-name="T15">и</text:span></text:p>
            <text:p><text:span text:style-name="T15">2</text:span><text:span text:style-name="T15">)</text:span><text:span text:style-name="T15"> </text:span><text:span text:style-name="T15">Д</text:span><text:span text:style-name="T15">е</text:span><text:span text:style-name="T15">к</text:span><text:span text:style-name="T15">о</text:span><text:span text:style-name="T15">м</text:span><text:span text:style-name="T15">п</text:span><text:span text:style-name="T15">о</text:span><text:span text:style-name="T15">з</text:span><text:span text:style-name="T15">и</text:span><text:span text:style-name="T15">р</text:span><text:span text:style-name="T15">о</text:span><text:span text:style-name="T15">в</text:span><text:span text:style-name="T15">а</text:span><text:span text:style-name="T15">т</text:span><text:span text:style-name="T15">ь</text:span><text:span text:style-name="T15"> </text:span><text:span text:style-name="T15">з</text:span><text:span text:style-name="T15">а</text:span><text:span text:style-name="T15">д</text:span><text:span text:style-name="T15">а</text:span><text:span text:style-name="T15">ч</text:span><text:span text:style-name="T15">у</text:span><text:span text:style-name="T15"> </text:span><text:span text:style-name="T15">н</text:span><text:span text:style-name="T15">а</text:span><text:span text:style-name="T15"> </text:span><text:span text:style-name="T15">ч</text:span><text:span text:style-name="T15">е</text:span><text:span text:style-name="T15">т</text:span><text:span text:style-name="T15">ы</text:span><text:span text:style-name="T15">р</text:span><text:span text:style-name="T15">е</text:span><text:span text:style-name="T15"> </text:span><text:span text:style-name="T15">п</text:span><text:span text:style-name="T15">о</text:span><text:span text:style-name="T15">д</text:span><text:span text:style-name="T15">з</text:span><text:span text:style-name="T15">а</text:span><text:span text:style-name="T15">д</text:span><text:span text:style-name="T15">а</text:span><text:span text:style-name="T15">ч</text:span><text:span text:style-name="T15">и</text:span><text:span text:style-name="T15">:</text:span></text:p>
            <text:p><text:span text:style-name="T15"><text:s/></text:span><text:span text:style-name="T15"><text:s/></text:span><text:span text:style-name="T15"><text:s/></text:span><text:span text:style-name="T15"><text:s/></text:span><text:span text:style-name="T15">-</text:span><text:span text:style-name="T15"> </text:span><text:span text:style-name="T15">р</text:span><text:span text:style-name="T15">е</text:span><text:span text:style-name="T15">а</text:span><text:span text:style-name="T15">л</text:span><text:span text:style-name="T15">и</text:span><text:span text:style-name="T15">з</text:span><text:span text:style-name="T15">о</text:span><text:span text:style-name="T15">в</text:span><text:span text:style-name="T15">а</text:span><text:span text:style-name="T15">т</text:span><text:span text:style-name="T15">ь</text:span><text:span text:style-name="T15"> </text:span><text:span text:style-name="T15">а</text:span><text:span text:style-name="T15">л</text:span><text:span text:style-name="T15">г</text:span><text:span text:style-name="T15">о</text:span><text:span text:style-name="T15">р</text:span><text:span text:style-name="T15">и</text:span><text:span text:style-name="T15">т</text:span><text:span text:style-name="T15">м</text:span><text:span text:style-name="T15"> </text:span><text:span text:style-name="T15">п</text:span><text:span text:style-name="T15">е</text:span><text:span text:style-name="T15">р</text:span><text:span text:style-name="T15">е</text:span><text:span text:style-name="T15">в</text:span><text:span text:style-name="T15">о</text:span><text:span text:style-name="T15">д</text:span><text:span text:style-name="T15">а</text:span><text:span text:style-name="T15"> </text:span><text:span text:style-name="T15">ч</text:span><text:span text:style-name="T15">е</text:span><text:span text:style-name="T15">т</text:span><text:span text:style-name="T15">в</text:span><text:span text:style-name="T15">е</text:span><text:span text:style-name="T15">р</text:span><text:span text:style-name="T15">и</text:span><text:span text:style-name="T15">ч</text:span><text:span text:style-name="T15">н</text:span><text:span text:style-name="T15">о</text:span><text:span text:style-name="T15">г</text:span><text:span text:style-name="T15">о</text:span><text:span text:style-name="T15"> </text:span><text:span text:style-name="T15">ч</text:span><text:span text:style-name="T15">и</text:span><text:span text:style-name="T15">с</text:span><text:span text:style-name="T15">л</text:span><text:span text:style-name="T15">а</text:span><text:span text:style-name="T15"> </text:span><text:span text:style-name="T15">в</text:span><text:span text:style-name="T15"> </text:span><text:span text:style-name="T15">д</text:span><text:span text:style-name="T15">в</text:span><text:span text:style-name="T15">о</text:span><text:span text:style-name="T15">и</text:span><text:span text:style-name="T15">ч</text:span><text:span text:style-name="T15">н</text:span><text:span text:style-name="T15">о</text:span><text:span text:style-name="T15">е</text:span></text:p>
            <text:p><text:span text:style-name="T15"><text:s/></text:span><text:span text:style-name="T15"><text:s/></text:span><text:span text:style-name="T15"><text:s/></text:span><text:span text:style-name="T15"><text:s/></text:span><text:span text:style-name="T15">-</text:span><text:span text:style-name="T15"> </text:span><text:span text:style-name="T15">р</text:span><text:span text:style-name="T15">е</text:span><text:span text:style-name="T15">а</text:span><text:span text:style-name="T15">л</text:span><text:span text:style-name="T15">и</text:span><text:span text:style-name="T15">з</text:span><text:span text:style-name="T15">о</text:span><text:span text:style-name="T15">в</text:span><text:span text:style-name="T15">а</text:span><text:span text:style-name="T15">т</text:span><text:span text:style-name="T15">ь</text:span><text:span text:style-name="T15"> </text:span><text:span text:style-name="T15">а</text:span><text:span text:style-name="T15">л</text:span><text:span text:style-name="T15">г</text:span><text:span text:style-name="T15">о</text:span><text:span text:style-name="T15">р</text:span><text:span text:style-name="T15">и</text:span><text:span text:style-name="T15">т</text:span><text:span text:style-name="T15">м</text:span><text:span text:style-name="T15"> </text:span><text:span text:style-name="T15">с</text:span><text:span text:style-name="T15">л</text:span><text:span text:style-name="T15">о</text:span><text:span text:style-name="T15">ж</text:span><text:span text:style-name="T15">е</text:span><text:span text:style-name="T15">н</text:span><text:span text:style-name="T15">и</text:span><text:span text:style-name="T15">я</text:span><text:span text:style-name="T15"> </text:span><text:span text:style-name="T15">д</text:span><text:span text:style-name="T15">в</text:span><text:span text:style-name="T15">о</text:span><text:span text:style-name="T15">и</text:span><text:span text:style-name="T15">ч</text:span><text:span text:style-name="T15">н</text:span><text:span text:style-name="T15">ы</text:span><text:span text:style-name="T15">х</text:span><text:span text:style-name="T15"> </text:span><text:span text:style-name="T15">ч</text:span><text:span text:style-name="T15">и</text:span><text:span text:style-name="T15">с</text:span><text:span text:style-name="T15">е</text:span><text:span text:style-name="T15">л</text:span></text:p>
            <text:p><text:span text:style-name="T15"><text:s/></text:span><text:span text:style-name="T15"><text:s/></text:span><text:span text:style-name="T15"><text:s/></text:span><text:span text:style-name="T15"><text:s/></text:span><text:span text:style-name="T15">-</text:span><text:span text:style-name="T15"> </text:span><text:span text:style-name="T15">р</text:span><text:span text:style-name="T15">е</text:span><text:span text:style-name="T15">а</text:span><text:span text:style-name="T15">л</text:span><text:span text:style-name="T15">и</text:span><text:span text:style-name="T15">з</text:span><text:span text:style-name="T15">о</text:span><text:span text:style-name="T15">в</text:span><text:span text:style-name="T15">а</text:span><text:span text:style-name="T15">т</text:span><text:span text:style-name="T15">ь</text:span><text:span text:style-name="T15"> </text:span><text:span text:style-name="T15">а</text:span><text:span text:style-name="T15">л</text:span><text:span text:style-name="T15">г</text:span><text:span text:style-name="T15">о</text:span><text:span text:style-name="T15">р</text:span><text:span text:style-name="T15">и</text:span><text:span text:style-name="T15">т</text:span><text:span text:style-name="T15">м</text:span><text:span text:style-name="T15"> </text:span><text:span text:style-name="T15">у</text:span><text:span text:style-name="T15">д</text:span><text:span text:style-name="T15">а</text:span><text:span text:style-name="T15">л</text:span><text:span text:style-name="T15">е</text:span><text:span text:style-name="T15">н</text:span><text:span text:style-name="T15">и</text:span><text:span text:style-name="T15">я</text:span><text:span text:style-name="T15"> </text:span><text:span text:style-name="T15">в</text:span><text:span text:style-name="T15">е</text:span><text:span text:style-name="T15">д</text:span><text:span text:style-name="T15">у</text:span><text:span text:style-name="T15">щ</text:span><text:span text:style-name="T15">и</text:span><text:span text:style-name="T15">х</text:span><text:span text:style-name="T15"> </text:span><text:span text:style-name="T15">н</text:span><text:span text:style-name="T15">у</text:span><text:span text:style-name="T15">л</text:span><text:span text:style-name="T15">е</text:span><text:span text:style-name="T15">й</text:span></text:p>
            <text:p><text:span text:style-name="T15"><text:s/></text:span><text:span text:style-name="T15"><text:s/></text:span><text:span text:style-name="T15"><text:s/></text:span><text:span text:style-name="T15"><text:s/></text:span><text:span text:style-name="T15">-</text:span><text:span text:style-name="T15"> </text:span><text:span text:style-name="T15">р</text:span><text:span text:style-name="T15">е</text:span><text:span text:style-name="T15">а</text:span><text:span text:style-name="T15">л</text:span><text:span text:style-name="T15">и</text:span><text:span text:style-name="T15">з</text:span><text:span text:style-name="T15">о</text:span><text:span text:style-name="T15">в</text:span><text:span text:style-name="T15">а</text:span><text:span text:style-name="T15">т</text:span><text:span text:style-name="T15">ь</text:span><text:span text:style-name="T15"> </text:span><text:span text:style-name="T15">а</text:span><text:span text:style-name="T15">л</text:span><text:span text:style-name="T15">г</text:span><text:span text:style-name="T15">о</text:span><text:span text:style-name="T15">р</text:span><text:span text:style-name="T15">и</text:span><text:span text:style-name="T15">т</text:span><text:span text:style-name="T15">м</text:span><text:span text:style-name="T15"> </text:span><text:span text:style-name="T15">о</text:span><text:span text:style-name="T15">т</text:span><text:span text:style-name="T15">з</text:span><text:span text:style-name="T15">е</text:span><text:span text:style-name="T15">р</text:span><text:span text:style-name="T15">к</text:span><text:span text:style-name="T15">а</text:span><text:span text:style-name="T15">л</text:span><text:span text:style-name="T15">и</text:span><text:span text:style-name="T15">в</text:span><text:span text:style-name="T15">а</text:span><text:span text:style-name="T15">н</text:span><text:span text:style-name="T15">и</text:span><text:span text:style-name="T15">я</text:span><text:span text:style-name="T15"> </text:span><text:span text:style-name="T15">ч</text:span><text:span text:style-name="T15">и</text:span><text:span text:style-name="T15">с</text:span><text:span text:style-name="T15">л</text:span><text:span text:style-name="T15">а</text:span></text:p>
            <text:p><text:span text:style-name="T15">3</text:span><text:span text:style-name="T15">)</text:span><text:span text:style-name="T15"> </text:span><text:span text:style-name="T15">П</text:span><text:span text:style-name="T15">р</text:span><text:span text:style-name="T15">о</text:span><text:span text:style-name="T15">в</text:span><text:span text:style-name="T15">е</text:span><text:span text:style-name="T15">р</text:span><text:span text:style-name="T15">и</text:span><text:span text:style-name="T15">т</text:span><text:span text:style-name="T15">ь</text:span><text:span text:style-name="T15"> </text:span><text:span text:style-name="T15">р</text:span><text:span text:style-name="T15">а</text:span><text:span text:style-name="T15">б</text:span><text:span text:style-name="T15">о</text:span><text:span text:style-name="T15">т</text:span><text:span text:style-name="T15">у</text:span><text:span text:style-name="T15"> </text:span><text:span text:style-name="T15">п</text:span><text:span text:style-name="T15">р</text:span><text:span text:style-name="T15">о</text:span><text:span text:style-name="T15">г</text:span><text:span text:style-name="T15">р</text:span><text:span text:style-name="T15">а</text:span><text:span text:style-name="T15">м</text:span><text:span text:style-name="T15">м</text:span><text:span text:style-name="T15">ы</text:span><text:span text:style-name="T15"> </text:span><text:span text:style-name="T15">н</text:span><text:span text:style-name="T15">а</text:span><text:span text:style-name="T15"> </text:span><text:span text:style-name="T15">с</text:span><text:span text:style-name="T15">л</text:span><text:span text:style-name="T15">е</text:span><text:span text:style-name="T15">д</text:span><text:span text:style-name="T15">у</text:span><text:span text:style-name="T15">ю</text:span><text:span text:style-name="T15">щ</text:span><text:span text:style-name="T15">и</text:span><text:span text:style-name="T15">х</text:span><text:span text:style-name="T15"> </text:span><text:span text:style-name="T15">т</text:span><text:span text:style-name="T15">е</text:span><text:span text:style-name="T15">с</text:span><text:span text:style-name="T15">т</text:span><text:span text:style-name="T15">а</text:span><text:span text:style-name="T15">х</text:span><text:span text:style-name="T15">:</text:span></text:p>
            <text:p><text:span text:style-name="T15"><text:s/></text:span><text:span text:style-name="T15"><text:s/></text:span><text:span text:style-name="T15"><text:s/></text:span><text:span text:style-name="T15"><text:s/></text:span><text:span text:style-name="T15">-</text:span><text:span text:style-name="T15"> </text:span><text:span text:style-name="T15">Т</text:span><text:span text:style-name="T15">е</text:span><text:span text:style-name="T15">с</text:span><text:span text:style-name="T15">т</text:span><text:span text:style-name="T15">:</text:span><text:span text:style-name="T15"> </text:span><text:span text:style-name="T15">0</text:span><text:span text:style-name="T15"> </text:span><text:span text:style-name="T15">0</text:span><text:span text:style-name="T15">.</text:span><text:span text:style-name="T15"> </text:span><text:span text:style-name="T15">О</text:span><text:span text:style-name="T15">т</text:span><text:span text:style-name="T15">в</text:span><text:span text:style-name="T15">е</text:span><text:span text:style-name="T15">т</text:span><text:span text:style-name="T15">:</text:span><text:span text:style-name="T15"> </text:span><text:span text:style-name="T15">0</text:span></text:p>
            <text:p><text:span text:style-name="T15"><text:s/></text:span><text:span text:style-name="T15"><text:s/></text:span><text:span text:style-name="T15"><text:s/></text:span><text:span text:style-name="T15"><text:s/></text:span><text:span text:style-name="T15">-</text:span><text:span text:style-name="T15"> </text:span><text:span text:style-name="T15">Т</text:span><text:span text:style-name="T15">е</text:span><text:span text:style-name="T15">с</text:span><text:span text:style-name="T15">т</text:span><text:span text:style-name="T15">:</text:span><text:span text:style-name="T15"> </text:span><text:span text:style-name="T15">0</text:span><text:span text:style-name="T15">0</text:span><text:span text:style-name="T15">0</text:span><text:span text:style-name="T15"> </text:span><text:span text:style-name="T15">0</text:span><text:span text:style-name="T15">.</text:span><text:span text:style-name="T15"> </text:span><text:span text:style-name="T15">О</text:span><text:span text:style-name="T15">т</text:span><text:span text:style-name="T15">в</text:span><text:span text:style-name="T15">е</text:span><text:span text:style-name="T15">т</text:span><text:span text:style-name="T15">:</text:span><text:span text:style-name="T15"> </text:span><text:span text:style-name="T15">0</text:span></text:p>
            <text:p><text:span text:style-name="T15"><text:s/></text:span><text:span text:style-name="T15"><text:s/></text:span><text:span text:style-name="T15"><text:s/></text:span><text:span text:style-name="T15"><text:s/></text:span><text:span text:style-name="T15">-</text:span><text:span text:style-name="T15"> </text:span><text:span text:style-name="T15">Т</text:span><text:span text:style-name="T15">е</text:span><text:span text:style-name="T15">с</text:span><text:span text:style-name="T15">т</text:span><text:span text:style-name="T15">:</text:span><text:span text:style-name="T15"> </text:span><text:span text:style-name="T15">1</text:span><text:span text:style-name="T15">1</text:span><text:span text:style-name="T15">1</text:span><text:span text:style-name="T15"> </text:span><text:span text:style-name="T15">3</text:span><text:span text:style-name="T15">.</text:span><text:span text:style-name="T15"> </text:span><text:span text:style-name="T15">О</text:span><text:span text:style-name="T15">т</text:span><text:span text:style-name="T15">в</text:span><text:span text:style-name="T15">е</text:span><text:span text:style-name="T15">т</text:span><text:span text:style-name="T15">:</text:span><text:span text:style-name="T15"> </text:span><text:span text:style-name="T15"><text:s/></text:span><text:span text:style-name="T15">1</text:span><text:span text:style-name="T15">0</text:span><text:span text:style-name="T15">1</text:span><text:span text:style-name="T15">0</text:span></text:p>
            <text:p><text:span text:style-name="T15"><text:s/></text:span><text:span text:style-name="T15"><text:s/></text:span><text:span text:style-name="T15"><text:s/></text:span><text:span text:style-name="T15"><text:s/></text:span><text:span text:style-name="T15">-</text:span><text:span text:style-name="T15"> </text:span><text:span text:style-name="T15">Т</text:span><text:span text:style-name="T15">е</text:span><text:span text:style-name="T15">с</text:span><text:span text:style-name="T15">т</text:span><text:span text:style-name="T15">:</text:span><text:span text:style-name="T15"> </text:span><text:span text:style-name="T15">0</text:span><text:span text:style-name="T15">0</text:span><text:span text:style-name="T15">1</text:span><text:span text:style-name="T15"> </text:span><text:span text:style-name="T15">2</text:span><text:span text:style-name="T15">.</text:span><text:span text:style-name="T15"> </text:span><text:span text:style-name="T15">О</text:span><text:span text:style-name="T15">т</text:span><text:span text:style-name="T15">в</text:span><text:span text:style-name="T15">е</text:span><text:span text:style-name="T15">т</text:span><text:span text:style-name="T15">:</text:span><text:span text:style-name="T15"> </text:span><text:span text:style-name="T15">1</text:span><text:span text:style-name="T15">1</text:span></text:p>
            <text:p><text:span text:style-name="T15"><text:s/></text:span><text:span text:style-name="T15"><text:s/></text:span><text:span text:style-name="T15"><text:s/></text:span><text:span text:style-name="T15"><text:s/></text:span><text:span text:style-name="T15">-</text:span><text:span text:style-name="T15"> </text:span><text:span text:style-name="T15">Т</text:span><text:span text:style-name="T15">е</text:span><text:span text:style-name="T15">с</text:span><text:span text:style-name="T15">т</text:span><text:span text:style-name="T15">:</text:span><text:span text:style-name="T15"> </text:span><text:span text:style-name="T15">1</text:span><text:span text:style-name="T15"> </text:span><text:span text:style-name="T15">0</text:span><text:span text:style-name="T15">0</text:span><text:span text:style-name="T15">1</text:span><text:span text:style-name="T15">.</text:span><text:span text:style-name="T15"> </text:span><text:span text:style-name="T15">О</text:span><text:span text:style-name="T15">т</text:span><text:span text:style-name="T15">в</text:span><text:span text:style-name="T15">е</text:span><text:span text:style-name="T15">т</text:span><text:span text:style-name="T15">:</text:span><text:span text:style-name="T15"> </text:span><text:span text:style-name="T15">1</text:span><text:span text:style-name="T15">0</text:span></text:p>
            <text:p><text:span text:style-name="T15"><text:s/></text:span><text:span text:style-name="T15"><text:s/></text:span><text:span text:style-name="T15"><text:s/></text:span><text:span text:style-name="T15"><text:s/></text:span><text:span text:style-name="T15">-</text:span><text:span text:style-name="T15"> </text:span><text:span text:style-name="T15">Т</text:span><text:span text:style-name="T15">е</text:span><text:span text:style-name="T15">с</text:span><text:span text:style-name="T15">т</text:span><text:span text:style-name="T15">:</text:span><text:span text:style-name="T15"> </text:span><text:span text:style-name="T15">1</text:span><text:span text:style-name="T15">1</text:span><text:span text:style-name="T15">1</text:span><text:span text:style-name="T15">1</text:span><text:span text:style-name="T15">1</text:span><text:span text:style-name="T15">1</text:span><text:span text:style-name="T15"> </text:span><text:span text:style-name="T15">1</text:span><text:span text:style-name="T15">2</text:span><text:span text:style-name="T15">3</text:span><text:span text:style-name="T15">1</text:span><text:span text:style-name="T15">2</text:span><text:span text:style-name="T15">3</text:span><text:span text:style-name="T15">.</text:span><text:span text:style-name="T15"> </text:span><text:span text:style-name="T15">О</text:span><text:span text:style-name="T15">т</text:span><text:span text:style-name="T15">в</text:span><text:span text:style-name="T15">е</text:span><text:span text:style-name="T15">т</text:span><text:span text:style-name="T15">:</text:span><text:span text:style-name="T15"> </text:span><text:span text:style-name="T15">1</text:span><text:span text:style-name="T15">1</text:span><text:span text:style-name="T15">1</text:span><text:span text:style-name="T15">0</text:span><text:span text:style-name="T15">0</text:span><text:span text:style-name="T15">0</text:span><text:span text:style-name="T15">1</text:span><text:span text:style-name="T15">1</text:span><text:span text:style-name="T15">0</text:span><text:span text:style-name="T15">1</text:span><text:span text:style-name="T15">0</text:span></text:p>
            <text:p><text:span text:style-name="T15"><text:s/></text:span><text:span text:style-name="T15"><text:s/></text:span><text:span text:style-name="T15"><text:s/></text:span><text:span text:style-name="T15"><text:s/></text:span><text:span text:style-name="T15">-</text:span><text:span text:style-name="T15"> </text:span><text:span text:style-name="T15">Т</text:span><text:span text:style-name="T15">е</text:span><text:span text:style-name="T15">с</text:span><text:span text:style-name="T15">т</text:span><text:span text:style-name="T15">:</text:span><text:span text:style-name="T15"> </text:span><text:span text:style-name="T15">1</text:span><text:span text:style-name="T15">0</text:span><text:span text:style-name="T15">1</text:span><text:span text:style-name="T15">1</text:span><text:span text:style-name="T15"> </text:span><text:span text:style-name="T15">2</text:span><text:span text:style-name="T15">1</text:span><text:span text:style-name="T15">0</text:span><text:span text:style-name="T15">.</text:span><text:span text:style-name="T15"> </text:span><text:span text:style-name="T15">О</text:span><text:span text:style-name="T15">т</text:span><text:span text:style-name="T15">в</text:span><text:span text:style-name="T15">е</text:span><text:span text:style-name="T15">т</text:span><text:span text:style-name="T15">:</text:span><text:span text:style-name="T15"> </text:span><text:span text:style-name="T15">1</text:span><text:span text:style-name="T15">0</text:span><text:span text:style-name="T15">1</text:span><text:span text:style-name="T15">1</text:span><text:span text:style-name="T15">1</text:span><text:span text:style-name="T15">1</text:span></text:p>
          </draw:text-box>
        </draw:frame>
        <draw:frame draw:style-name="gr51" draw:text-style-name="P9" draw:layer="layout" svg:width="17.6cm" svg:height="4.7cm" svg:x="1.7cm" svg:y="2.4cm">
          <draw:text-box>
            <text:p><text:span text:style-name="T15">1) Ввести двоичное число, справа от него через пробел — четверичное</text:span></text:p>
            <text:p><text:span text:style-name="T15">2) Перевести четверичное число в двоичное в обратном порядке, записывая новое число через пробел </text:span><text:span text:style-name="T15">после входных данных</text:span></text:p>
            <text:p><text:span text:style-name="T15">3) Сложить входное двоичное число с новым двоичным числом</text:span></text:p>
            <text:p><text:span text:style-name="T15">4) Удалить из результата ведущие нули</text:span></text:p>
            <text:p><text:span text:style-name="T15">5) Отзеркалить результат</text:span></text:p>
          </draw:text-box>
        </draw:frame>
      </draw:page>
      <draw:page draw:name="page3" draw:style-name="dp1" draw:master-page-name="master-page35">
        <draw:frame draw:style-name="gr52" draw:text-style-name="P6" draw:layer="layout" svg:width="5.607cm" svg:height="0.412cm" svg:x="1.676cm" svg:y="1.887cm">
          <draw:text-box>
            <text:p text:style-name="P1"><text:span text:style-name="T2">8. Распечатка протокола </text:span></text:p>
          </draw:text-box>
        </draw:frame>
        <draw:frame draw:style-name="gr53" draw:text-style-name="P7" draw:layer="layout" svg:width="14.154cm" svg:height="0.353cm" svg:x="5.944cm" svg:y="1.932cm">
          <draw:text-box>
            <text:p text:style-name="P1"><text:span text:style-name="T13"><text:s text:c="12"/></text:span><text:span text:style-name="T13">(подклеить листинг окончательного варианта программы с тестовыми примерами, подписанный </text:span></text:p>
          </draw:text-box>
        </draw:frame>
        <draw:frame draw:style-name="gr54" draw:text-style-name="P7" draw:layer="layout" svg:width="2.352cm" svg:height="0.353cm" svg:x="1.676cm" svg:y="2.214cm">
          <draw:text-box>
            <text:p text:style-name="P1"><text:span text:style-name="T13">преподавателем).</text:span></text:p>
          </draw:text-box>
        </draw:frame>
      </draw:page>
      <draw:page draw:name="page4" draw:style-name="dp1" draw:master-page-name="master-page38">
        <draw:frame draw:style-name="gr55" draw:text-style-name="P6" draw:layer="layout" svg:width="4.443cm" svg:height="0.412cm" svg:x="1.043cm" svg:y="1.423cm">
          <draw:text-box>
            <text:p text:style-name="P1"><text:span text:style-name="T2">9. Дневник отладки</text:span></text:p>
          </draw:text-box>
        </draw:frame>
        <draw:frame draw:style-name="gr56" draw:text-style-name="P7" draw:layer="layout" svg:width="0.317cm" svg:height="0.374cm" svg:x="4.447cm" svg:y="1.456cm">
          <draw:text-box>
            <text:p text:style-name="P1"><text:span text:style-name="T16"><text:s/></text:span></text:p>
          </draw:text-box>
        </draw:frame>
        <draw:frame draw:style-name="gr57" draw:text-style-name="P10" draw:layer="layout" svg:width="14.175cm" svg:height="0.353cm" svg:x="5.2cm" svg:y="1.5cm">
          <draw:text-box>
            <text:p text:style-name="P1"><text:span text:style-name="T13">должен содержать дату и время сеансов отладки и основные события (ошибки в сценарии и программе, </text:span></text:p>
          </draw:text-box>
        </draw:frame>
        <draw:frame draw:style-name="gr58" draw:text-style-name="P7" draw:layer="layout" svg:width="17.829cm" svg:height="0.353cm" svg:x="1.043cm" svg:y="1.891cm">
          <draw:text-box>
            <text:p text:style-name="P1"><text:span text:style-name="T13">нестандартные ситуации) и краткие комментарии к ним. В дневнике отладки приводятся сведения об использовании других ЭВМ, </text:span></text:p>
          </draw:text-box>
        </draw:frame>
        <draw:polygon draw:style-name="gr59" draw:text-style-name="P5" draw:layer="layout" svg:width="18.102cm" svg:height="13.975cm" svg:x="1.042cm" svg:y="3.292cm" svg:viewBox="0 0 18103 13976" draw:points="0,0 18103,0 18103,13976 0,13976">
          <text:p/>
        </draw:polygon>
        <draw:line draw:style-name="gr59" draw:text-style-name="P5" draw:layer="layout" svg:x1="1.042cm" svg:y1="4.529cm" svg:x2="19.144cm" svg:y2="4.529cm">
          <text:p/>
        </draw:line>
        <draw:line draw:style-name="gr59" draw:text-style-name="P5" draw:layer="layout" svg:x1="14.512cm" svg:y1="3.292cm" svg:x2="14.512cm" svg:y2="17.267cm">
          <text:p/>
        </draw:line>
        <draw:line draw:style-name="gr59" draw:text-style-name="P5" draw:layer="layout" svg:x1="9.619cm" svg:y1="3.292cm" svg:x2="9.619cm" svg:y2="17.267cm">
          <text:p/>
        </draw:line>
        <draw:line draw:style-name="gr59" draw:text-style-name="P5" draw:layer="layout" svg:x1="5.699cm" svg:y1="3.292cm" svg:x2="5.699cm" svg:y2="17.267cm">
          <text:p/>
        </draw:line>
        <draw:line draw:style-name="gr59" draw:text-style-name="P5" draw:layer="layout" svg:x1="4.2cm" svg:y1="3.292cm" svg:x2="4.2cm" svg:y2="17.267cm">
          <text:p/>
        </draw:line>
        <draw:line draw:style-name="gr59" draw:text-style-name="P5" draw:layer="layout" svg:x1="2.964cm" svg:y1="3.292cm" svg:x2="2.964cm" svg:y2="17.267cm">
          <text:p/>
        </draw:line>
        <draw:line draw:style-name="gr59" draw:text-style-name="P5" draw:layer="layout" svg:x1="1.711cm" svg:y1="3.292cm" svg:x2="1.711cm" svg:y2="17.267cm">
          <text:p/>
        </draw:line>
        <draw:frame draw:style-name="gr60" draw:text-style-name="P7" draw:layer="layout" svg:width="11.83cm" svg:height="0.353cm" svg:x="1.043cm" svg:y="2.314cm">
          <draw:text-box>
            <text:p text:style-name="P1"><text:span text:style-name="T13">существенном участии преподавателя и других лиц в написании и отладке программы.</text:span></text:p>
          </draw:text-box>
        </draw:frame>
        <draw:frame draw:style-name="gr61" draw:text-style-name="P6" draw:layer="layout" svg:width="16.533cm" svg:height="0.39cm" svg:x="1.288cm" svg:y="3.3cm">
          <draw:text-box>
            <text:p text:style-name="P1"><text:span text:style-name="T1">№ <text:s text:c="3"/></text:span><text:span text:style-name="T1">Лаб. <text:s text:c="5"/>Дата <text:s text:c="5"/>Время <text:s text:c="17"/>Событие <text:s text:c="19"/>Действие по исправлению <text:s text:c="21"/>Примечание</text:span></text:p>
          </draw:text-box>
        </draw:frame>
        <draw:frame draw:style-name="gr62" draw:text-style-name="P6" draw:layer="layout" svg:width="1.348cm" svg:height="0.39cm" svg:x="1.288cm" svg:y="3.723cm">
          <draw:text-box>
            <text:p text:style-name="P1"><text:span text:style-name="T1"><text:s text:c="9"/></text:span><text:span text:style-name="T1">или</text:span></text:p>
          </draw:text-box>
        </draw:frame>
        <draw:frame draw:style-name="gr63" draw:text-style-name="P6" draw:layer="layout" svg:width="1.382cm" svg:height="0.39cm" svg:x="1.288cm" svg:y="4.147cm">
          <draw:text-box>
            <text:p text:style-name="P1"><text:span text:style-name="T1"><text:s text:c="8"/></text:span><text:span text:style-name="T1">дом.</text:span></text:p>
          </draw:text-box>
        </draw:frame>
        <draw:frame draw:style-name="gr64" draw:text-style-name="P6" draw:layer="layout" svg:width="5.573cm" svg:height="0.412cm" svg:x="1.727cm" svg:y="17.663cm">
          <draw:text-box>
            <text:p text:style-name="P1"><text:span text:style-name="T2">10. <text:s/>Замечания автора </text:span></text:p>
          </draw:text-box>
        </draw:frame>
        <draw:frame draw:style-name="gr65" draw:text-style-name="P2" draw:layer="layout" svg:width="13.972cm" svg:height="0.39cm" svg:x="6.5cm" svg:y="17.7cm">
          <draw:text-box>
            <text:p text:style-name="P1"><text:span text:style-name="T1">по существу работы _______________________________________________________</text:span></text:p>
          </draw:text-box>
        </draw:frame>
        <draw:frame draw:style-name="gr66" draw:text-style-name="P6" draw:layer="layout" svg:width="18.849cm" svg:height="0.39cm" svg:x="1.129cm" svg:y="18.081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</text:span></text:p>
          </draw:text-box>
        </draw:frame>
        <draw:frame draw:style-name="gr66" draw:text-style-name="P6" draw:layer="layout" svg:width="18.849cm" svg:height="0.39cm" svg:x="1.129cm" svg:y="18.487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</text:span></text:p>
          </draw:text-box>
        </draw:frame>
        <draw:frame draw:style-name="gr66" draw:text-style-name="P6" draw:layer="layout" svg:width="18.849cm" svg:height="0.39cm" svg:x="1.151cm" svg:y="18.91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</text:span></text:p>
          </draw:text-box>
        </draw:frame>
        <draw:frame draw:style-name="gr67" draw:text-style-name="P6" draw:layer="layout" svg:width="2.415cm" svg:height="0.471cm" svg:x="1.7cm" svg:y="19.298cm">
          <draw:text-box>
            <text:p text:style-name="P1"><text:span text:style-name="T1"><text:s/></text:span><text:span text:style-name="T17">11.</text:span><text:span text:style-name="T10"> </text:span><text:span text:style-name="T1"><text:s/></text:span><text:span text:style-name="T17">Выводы</text:span></text:p>
          </draw:text-box>
        </draw:frame>
        <draw:frame draw:style-name="gr68" draw:text-style-name="P3" draw:layer="layout" svg:width="19.2cm" svg:height="5.641cm" svg:x="1.229cm" svg:y="19.704cm">
          <draw:text-box>
            <text:p text:style-name="P1"><text:span text:style-name="T18"><text:s/></text:span><text:span text:style-name="T18">Я понял принцип работы машины Тьюринга и научился строить на ней алгоритмические программы</text:span></text:p>
            <text:p text:style-name="P1"><text:span text:style-name="T18">для решения арифметических задач. Никогда бы не подумал, что будет так сложно решить даже <text:s text:c="8"/></text:span></text:p>
            <text:p text:style-name="P1"><text:span text:style-name="T18">такое достаточно простое задание, которое в языках программирования можно было сделать в пару <text:s text:c="2"/></text:span></text:p>
            <text:p text:style-name="P1"><text:span text:style-name="T18">строк. Но было все равно интересно придумывать алгоритм и декомпозировать задачу, не имея в <text:s text:c="7"/></text:span></text:p>
            <text:p text:style-name="P1"><text:span text:style-name="T18">машине Тьюринга привычной памяти и ограничившись только несколькими <text:s/>простыми командами. <text:s text:c="2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/></text:p>
          </draw:text-box>
        </draw:frame>
        <draw:frame draw:style-name="gr69" draw:text-style-name="P2" draw:layer="layout" svg:width="18.735cm" svg:height="0.39cm" svg:x="1.129cm" svg:y="24.978cm">
          <draw:text-box>
            <text:p text:style-name="P1"><text:span text:style-name="T1"><text:s text:c="10"/></text:span><text:span text:style-name="T1">Недочёты при выполнении задания могут быть устранены следующим образом: </text:span><text:span text:style-name="T1">________________________________</text:span></text:p>
          </draw:text-box>
        </draw:frame>
        <draw:frame draw:style-name="gr66" draw:text-style-name="P6" draw:layer="layout" svg:width="18.849cm" svg:height="0.39cm" svg:x="1.129cm" svg:y="25.384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___</text:span></text:p>
          </draw:text-box>
        </draw:frame>
        <draw:frame draw:style-name="gr66" draw:text-style-name="P6" draw:layer="layout" svg:width="18.849cm" svg:height="0.39cm" svg:x="1.129cm" svg:y="25.789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___</text:span></text:p>
          </draw:text-box>
        </draw:frame>
        <draw:frame draw:style-name="gr66" draw:text-style-name="P6" draw:layer="layout" svg:width="18.849cm" svg:height="0.39cm" svg:x="1.129cm" svg:y="26.195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___</text:span></text:p>
          </draw:text-box>
        </draw:frame>
        <draw:frame draw:style-name="gr66" draw:text-style-name="P6" draw:layer="layout" svg:width="18.849cm" svg:height="0.39cm" svg:x="1.129cm" svg:y="26.601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___</text:span></text:p>
          </draw:text-box>
        </draw:frame>
        <draw:frame draw:style-name="gr66" draw:text-style-name="P6" draw:layer="layout" svg:width="18.849cm" svg:height="0.39cm" svg:x="1.129cm" svg:y="27.007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___</text:span></text:p>
          </draw:text-box>
        </draw:frame>
        <draw:frame draw:style-name="gr1" draw:text-style-name="P6" draw:layer="layout" svg:width="0.352cm" svg:height="0.39cm" svg:x="1.12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2.39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3.66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4.93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6.20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7.47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8.74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0.01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1.289cm" svg:y="27.818cm">
          <draw:text-box>
            <text:p text:style-name="P1"><text:span text:style-name="T1"><text:s/></text:span></text:p>
          </draw:text-box>
        </draw:frame>
        <draw:frame draw:style-name="gr70" draw:text-style-name="P6" draw:layer="layout" svg:width="6.441cm" svg:height="0.39cm" svg:x="12.559cm" svg:y="27.818cm">
          <draw:text-box>
            <text:p text:style-name="P1"><text:span text:style-name="T1"><text:s text:c="7"/></text:span><text:span text:style-name="T1">Подпись студента 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7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9T11:32:00.140307436</dc:date>
    <meta:editing-duration>PT1H55M13S</meta:editing-duration>
    <meta:editing-cycles>25</meta:editing-cycles>
    <meta:generator>LibreOffice/6.4.7.2$Linux_X86_64 LibreOffice_project/40$Build-2</meta:generator>
    <meta:document-statistic meta:object-count="116"/>
  </office:meta>
</office:document-meta>
</file>